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9"/>
    <style:style style:name="ce8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shapes>
          <draw:frame draw:z-index="0" draw:style-name="gr1" draw:text-style-name="P1" svg:width="7.8748in" svg:height="4.802in" svg:x="5.4303in" svg:y="0.6563in">
            <draw:object draw:notify-on-update-of-ranges="'Sheet 1'.A3:'Sheet 1'.A22 'Sheet 1'.D2:'Sheet 1'.D2 'Sheet 1'.D3:'Sheet 1'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row table:style-name="ro1">
          <table:table-cell table:style-name="ce1" office:value-type="string" calcext:value-type="string">
            <text:p>besedilo.tx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oteka [MB]</text:p>
          </table:table-cell>
          <table:table-cell table:style-name="ce4" office:value-type="string" calcext:value-type="string">
            <text:p>sporocilo [MB]</text:p>
          </table:table-cell>
          <table:table-cell table:style-name="ce6" office:value-type="string" calcext:value-type="string">
            <text:p>izvorna/kompresirana</text:p>
          </table:table-cell>
          <table:table-cell table:style-name="ce8" office:value-type="string" calcext:value-type="string">
            <text:p>kompresirana/izvorna</text:p>
          </table:table-cell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table:style-name="ce4" office:value-type="float" office:value="0.029216" calcext:value-type="float">
            <text:p>0.03</text:p>
          </table:table-cell>
          <table:table-cell table:style-name="ce6" office:value-type="float" office:value="1.71139101861993" calcext:value-type="float">
            <text:p>1.7114</text:p>
          </table:table-cell>
          <table:table-cell table:style-name="ce8" office:value-type="float" office:value="0.58432" calcext:value-type="float">
            <text:p>0.5843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.053133" calcext:value-type="float">
            <text:p>0.05</text:p>
          </table:table-cell>
          <table:table-cell table:style-name="ce6" office:value-type="float" office:value="1.8820695236482" calcext:value-type="float">
            <text:p>1.8821</text:p>
          </table:table-cell>
          <table:table-cell table:style-name="ce8" office:value-type="float" office:value="0.53133" calcext:value-type="float">
            <text:p>0.5313</text:p>
          </table:table-cell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table:style-name="ce4" office:value-type="float" office:value="0.075707" calcext:value-type="float">
            <text:p>0.08</text:p>
          </table:table-cell>
          <table:table-cell table:style-name="ce6" office:value-type="float" office:value="1.98132273105525" calcext:value-type="float">
            <text:p>1.9813</text:p>
          </table:table-cell>
          <table:table-cell table:style-name="ce8" office:value-type="float" office:value="0.504713333333333" calcext:value-type="float">
            <text:p>0.5047</text:p>
          </table:table-cell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4" office:value-type="float" office:value="0.097031" calcext:value-type="float">
            <text:p>0.10</text:p>
          </table:table-cell>
          <table:table-cell table:style-name="ce6" office:value-type="float" office:value="2.06119693706135" calcext:value-type="float">
            <text:p>2.0612</text:p>
          </table:table-cell>
          <table:table-cell table:style-name="ce8" office:value-type="float" office:value="0.485155" calcext:value-type="float">
            <text:p>0.485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4" office:value-type="float" office:value="0.117529" calcext:value-type="float">
            <text:p>0.12</text:p>
          </table:table-cell>
          <table:table-cell table:style-name="ce6" office:value-type="float" office:value="2.12713457955058" calcext:value-type="float">
            <text:p>2.1271</text:p>
          </table:table-cell>
          <table:table-cell table:style-name="ce8" office:value-type="float" office:value="0.470116" calcext:value-type="float">
            <text:p>0.4701</text:p>
          </table:table-cell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4" office:value-type="float" office:value="0.137706" calcext:value-type="float">
            <text:p>0.14</text:p>
          </table:table-cell>
          <table:table-cell table:style-name="ce6" office:value-type="float" office:value="2.17855431135898" calcext:value-type="float">
            <text:p>2.1786</text:p>
          </table:table-cell>
          <table:table-cell table:style-name="ce8" office:value-type="float" office:value="0.45902" calcext:value-type="float">
            <text:p>0.459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4" office:value-type="float" office:value="0.158567" calcext:value-type="float">
            <text:p>0.16</text:p>
          </table:table-cell>
          <table:table-cell table:style-name="ce6" office:value-type="float" office:value="2.20726885165261" calcext:value-type="float">
            <text:p>2.2073</text:p>
          </table:table-cell>
          <table:table-cell table:style-name="ce8" office:value-type="float" office:value="0.453048571428571" calcext:value-type="float">
            <text:p>0.4530</text:p>
          </table:table-cell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4" office:value-type="float" office:value="0.179923" calcext:value-type="float">
            <text:p>0.18</text:p>
          </table:table-cell>
          <table:table-cell table:style-name="ce6" office:value-type="float" office:value="2.22317324633315" calcext:value-type="float">
            <text:p>2.2232</text:p>
          </table:table-cell>
          <table:table-cell table:style-name="ce8" office:value-type="float" office:value="0.4498075" calcext:value-type="float">
            <text:p>0.449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table:style-name="ce4" office:value-type="float" office:value="0.201499" calcext:value-type="float">
            <text:p>0.20</text:p>
          </table:table-cell>
          <table:table-cell table:style-name="ce6" office:value-type="float" office:value="2.23326170353203" calcext:value-type="float">
            <text:p>2.2333</text:p>
          </table:table-cell>
          <table:table-cell table:style-name="ce8" office:value-type="float" office:value="0.447775555555556" calcext:value-type="float">
            <text:p>0.4478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4" office:value-type="float" office:value="0.223477" calcext:value-type="float">
            <text:p>0.22</text:p>
          </table:table-cell>
          <table:table-cell table:style-name="ce6" office:value-type="float" office:value="2.23736670887832" calcext:value-type="float">
            <text:p>2.2374</text:p>
          </table:table-cell>
          <table:table-cell table:style-name="ce8" office:value-type="float" office:value="0.446954" calcext:value-type="float">
            <text:p>0.447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4" office:value-type="float" office:value="0.245233" calcext:value-type="float">
            <text:p>0.25</text:p>
          </table:table-cell>
          <table:table-cell table:style-name="ce6" office:value-type="float" office:value="2.24276504385625" calcext:value-type="float">
            <text:p>2.2428</text:p>
          </table:table-cell>
          <table:table-cell table:style-name="ce8" office:value-type="float" office:value="0.445878181818182" calcext:value-type="float">
            <text:p>0.4459</text:p>
          </table:table-cell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4" office:value-type="float" office:value="0.266819" calcext:value-type="float">
            <text:p>0.27</text:p>
          </table:table-cell>
          <table:table-cell table:style-name="ce6" office:value-type="float" office:value="2.24871542131557" calcext:value-type="float">
            <text:p>2.2487</text:p>
          </table:table-cell>
          <table:table-cell table:style-name="ce8" office:value-type="float" office:value="0.444698333333333" calcext:value-type="float">
            <text:p>0.444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table:style-name="ce4" office:value-type="float" office:value="0.28846" calcext:value-type="float">
            <text:p>0.29</text:p>
          </table:table-cell>
          <table:table-cell table:style-name="ce6" office:value-type="float" office:value="2.25334535117521" calcext:value-type="float">
            <text:p>2.2533</text:p>
          </table:table-cell>
          <table:table-cell table:style-name="ce8" office:value-type="float" office:value="0.443784615384615" calcext:value-type="float">
            <text:p>0.4438</text:p>
          </table:table-cell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4" office:value-type="float" office:value="0.310342" calcext:value-type="float">
            <text:p>0.31</text:p>
          </table:table-cell>
          <table:table-cell table:style-name="ce6" office:value-type="float" office:value="2.25557610636008" calcext:value-type="float">
            <text:p>2.2556</text:p>
          </table:table-cell>
          <table:table-cell table:style-name="ce8" office:value-type="float" office:value="0.443345714285714" calcext:value-type="float">
            <text:p>0.443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4" office:value-type="float" office:value="0.332301" calcext:value-type="float">
            <text:p>0.33</text:p>
          </table:table-cell>
          <table:table-cell table:style-name="ce6" office:value-type="float" office:value="2.25698989771322" calcext:value-type="float">
            <text:p>2.2570</text:p>
          </table:table-cell>
          <table:table-cell table:style-name="ce8" office:value-type="float" office:value="0.443068" calcext:value-type="float">
            <text:p>0.4431</text:p>
          </table:table-cell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4" office:value-type="float" office:value="0.354382" calcext:value-type="float">
            <text:p>0.35</text:p>
          </table:table-cell>
          <table:table-cell table:style-name="ce6" office:value-type="float" office:value="2.25745099920425" calcext:value-type="float">
            <text:p>2.2575</text:p>
          </table:table-cell>
          <table:table-cell table:style-name="ce8" office:value-type="float" office:value="0.4429775" calcext:value-type="float">
            <text:p>0.4430</text:p>
          </table:table-cell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table:style-name="ce4" office:value-type="float" office:value="0.37652" calcext:value-type="float">
            <text:p>0.38</text:p>
          </table:table-cell>
          <table:table-cell table:style-name="ce6" office:value-type="float" office:value="2.25751620099862" calcext:value-type="float">
            <text:p>2.2575</text:p>
          </table:table-cell>
          <table:table-cell table:style-name="ce8" office:value-type="float" office:value="0.442964705882353" calcext:value-type="float">
            <text:p>0.4430</text:p>
          </table:table-cell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4" office:value-type="float" office:value="0.39838" calcext:value-type="float">
            <text:p>0.40</text:p>
          </table:table-cell>
          <table:table-cell table:style-name="ce6" office:value-type="float" office:value="2.25914955570059" calcext:value-type="float">
            <text:p>2.2591</text:p>
          </table:table-cell>
          <table:table-cell table:style-name="ce8" office:value-type="float" office:value="0.442644444444444" calcext:value-type="float">
            <text:p>0.4426</text:p>
          </table:table-cell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style-name="ce4" office:value-type="float" office:value="0.41997" calcext:value-type="float">
            <text:p>0.42</text:p>
          </table:table-cell>
          <table:table-cell table:style-name="ce6" office:value-type="float" office:value="2.26206633807177" calcext:value-type="float">
            <text:p>2.2621</text:p>
          </table:table-cell>
          <table:table-cell table:style-name="ce8" office:value-type="float" office:value="0.442073684210526" calcext:value-type="float">
            <text:p>0.442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.442046" calcext:value-type="float">
            <text:p>0.44</text:p>
          </table:table-cell>
          <table:table-cell table:style-name="ce6" office:value-type="float" office:value="2.26220800550169" calcext:value-type="float">
            <text:p>2.2622</text:p>
          </table:table-cell>
          <table:table-cell table:style-name="ce8" office:value-type="float" office:value="0.442046" calcext:value-type="float">
            <text:p>0.4420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23:37.723326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7T00:01:03.308125634</dc:date>
    <meta:editing-duration>PT3H45M21S</meta:editing-duration>
    <meta:editing-cycles>3</meta:editing-cycles>
    <meta:generator>LibreOffice/6.4.7.2$Linux_X86_64 LibreOffice_project/4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3cm" svg:height="12.198cm" xlink:href=".." xlink:type="simple" chart:class="chart:scatter" chart:style-name="ch1">
        <chart:title svg:x="4.097cm" svg:y="0.379cm" chart:style-name="ch2">
          <text:p>Razmerje med dolžino sporočila in uspešnostjo kompresije</text:p>
        </chart:title>
        <chart:legend chart:legend-position="end" svg:x="15.378cm" svg:y="5.8cm" style:legend-expansion="high" chart:style-name="ch3"/>
        <chart:plot-area chart:style-name="ch4" table:cell-range-address="'Sheet 1'.A3:'Sheet 1'.A22 'Sheet 1'.D2:'Sheet 1'.D22" chart:data-source-has-labels="row" svg:x="1.411cm" svg:y="1.401cm" svg:width="13.567cm" svg:height="9.573cm">
          <chartooo:coordinate-region svg:x="2.694cm" svg:y="1.6cm" svg:width="12.044cm" svg:height="8.727cm"/>
          <chart:axis chart:dimension="x" chart:name="primary-x" chart:style-name="ch5">
            <chart:title svg:x="6.377cm" svg:y="11.217cm" chart:style-name="ch6">
              <text:p>dolžina izvorne datoteke</text:p>
            </chart:title>
          </chart:axis>
          <chart:axis chart:dimension="y" chart:name="primary-y" chart:style-name="ch7">
            <chart:title svg:x="0.451cm" svg:y="7.382cm" chart:style-name="ch8">
              <text:p>nivo kompresije</text:p>
            </chart:title>
            <chart:grid chart:style-name="ch9" chart:class="major"/>
          </chart:axis>
          <chart:series chart:style-name="ch10" chart:values-cell-range-address="'Sheet 1'.D3:'Sheet 1'.D22" chart:label-cell-address="'Sheet 1'.D2:'Sheet 1'.D2" chart:class="chart:scatter">
            <chart:domain table:cell-range-address="'Sheet 1'.A3:'Sheet 1'.A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ompresirana/izvorna</text:p>
                <draw:g>
                  <svg:desc>'Sheet 1'.D2:'Sheet 1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Sheet 1'.A3:'Sheet 1'.A22</svg:desc>
                </draw:g>
              </table:table-cell>
              <table:table-cell office:value-type="float" office:value="0.58432">
                <text:p>0.58432</text:p>
                <draw:g>
                  <svg:desc>'Sheet 1'.D3:'Sheet 1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3133">
                <text:p>0.5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504713333333333">
                <text:p>0.50471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485155">
                <text:p>0.485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470116">
                <text:p>0.47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45902">
                <text:p>0.45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453048571428571">
                <text:p>0.45304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4498075">
                <text:p>0.4498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447775555555556">
                <text:p>0.44777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446954">
                <text:p>0.44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445878181818182">
                <text:p>0.44587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444698333333333">
                <text:p>0.44469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443784615384615">
                <text:p>0.4437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443345714285714">
                <text:p>0.44334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443068">
                <text:p>0.443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4429775">
                <text:p>0.4429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442964705882353">
                <text:p>0.4429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442644444444444">
                <text:p>0.4426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442073684210526">
                <text:p>0.4420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442046">
                <text:p>0.442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